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language="en" fo:country="US" officeooo:paragraph-rsid="001e823a"/>
    </style:style>
    <style:style style:name="P2" style:family="paragraph" style:parent-style-name="Standard">
      <style:paragraph-properties fo:line-height="150%"/>
      <style:text-properties fo:language="en" fo:country="US" officeooo:paragraph-rsid="00203eb7"/>
    </style:style>
    <style:style style:name="P3" style:family="paragraph" style:parent-style-name="Standard">
      <style:paragraph-properties fo:line-height="150%"/>
      <style:text-properties fo:language="en" fo:country="US" fo:font-style="normal" fo:font-weight="bold" officeooo:rsid="001e823a" officeooo:paragraph-rsid="001e823a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line-height="150%"/>
      <style:text-properties fo:language="en" fo:country="US" fo:font-style="normal" fo:font-weight="bold" officeooo:rsid="001f2dab" officeooo:paragraph-rsid="001f2dab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line-height="150%"/>
      <style:text-properties fo:language="en" fo:country="US" fo:font-style="normal" fo:font-weight="bold" officeooo:rsid="0021d171" officeooo:paragraph-rsid="0021d171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line-height="150%"/>
      <style:text-properties fo:language="en" fo:country="US" fo:font-style="normal" fo:font-weight="normal" officeooo:rsid="001e823a" officeooo:paragraph-rsid="001e823a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line-height="150%"/>
      <style:text-properties fo:language="en" fo:country="US" fo:font-style="normal" officeooo:rsid="0021d171" officeooo:paragraph-rsid="0021d171" style:font-style-asian="normal" style:font-style-complex="normal"/>
    </style:style>
    <style:style style:name="P8" style:family="paragraph" style:parent-style-name="Standard">
      <style:paragraph-properties fo:line-height="150%"/>
      <style:text-properties fo:language="en" fo:country="US" fo:font-style="italic" officeooo:paragraph-rsid="001e823a" style:font-style-asian="italic" style:font-style-complex="italic"/>
    </style:style>
    <style:style style:name="P9" style:family="paragraph" style:parent-style-name="Standard">
      <style:text-properties fo:language="en" fo:country="US" officeooo:paragraph-rsid="0022f6ca"/>
    </style:style>
    <style:style style:name="P10" style:family="paragraph" style:parent-style-name="Standard">
      <style:text-properties style:text-position="super 58%" fo:language="en" fo:country="US" officeooo:paragraph-rsid="001e823a"/>
    </style:style>
    <style:style style:name="P11" style:family="paragraph" style:parent-style-name="Standard">
      <style:paragraph-properties fo:line-height="150%"/>
      <style:text-properties officeooo:paragraph-rsid="001f2dab"/>
    </style:style>
    <style:style style:name="P12" style:family="paragraph" style:parent-style-name="Standard">
      <style:paragraph-properties fo:line-height="150%"/>
      <style:text-properties officeooo:paragraph-rsid="001e823a"/>
    </style:style>
    <style:style style:name="P13" style:family="paragraph" style:parent-style-name="Standard">
      <style:text-properties fo:language="en" fo:country="US" fo:font-weight="bold" officeooo:paragraph-rsid="0022f6ca" style:font-weight-asian="bold" style:font-weight-complex="bold"/>
    </style:style>
    <style:style style:name="P14" style:family="paragraph" style:parent-style-name="Standard">
      <style:paragraph-properties fo:line-height="150%"/>
      <style:text-properties fo:language="en" fo:country="US" fo:font-style="italic" officeooo:rsid="00203eb7" officeooo:paragraph-rsid="001e823a" style:font-style-asian="italic" style:font-style-complex="italic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tyle="italic" style:font-style-asian="italic" style:font-style-complex="italic" style:font-weight-complex="bold"/>
    </style:style>
    <style:style style:name="T3" style:family="text">
      <style:text-properties style:text-position="super 58%" fo:font-style="italic" officeooo:rsid="0008fb69" style:font-style-asian="italic" style:font-style-complex="italic" style:font-weight-complex="bold"/>
    </style:style>
    <style:style style:name="T4" style:family="text">
      <style:text-properties style:text-position="super 58%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8fb69" style:font-style-asian="italic" style:font-style-complex="italic"/>
    </style:style>
    <style:style style:name="T7" style:family="text">
      <style:text-properties fo:font-style="italic" officeooo:rsid="00203eb7" style:font-style-asian="italic" style:font-style-complex="italic"/>
    </style:style>
    <style:style style:name="T8" style:family="text">
      <style:text-properties fo:font-style="italic" style:language-asian="ar" style:country-asian="SA" style:font-style-asian="italic" style:font-style-complex="italic" style:font-weight-complex="bold"/>
    </style:style>
    <style:style style:name="T9" style:family="text">
      <style:text-properties fo:language="en" fo:country="US" fo:font-style="normal" fo:font-weight="normal" officeooo:rsid="001f2dab" style:font-style-asian="normal" style:font-weight-asian="normal" style:font-style-complex="normal" style:font-weight-complex="normal"/>
    </style:style>
    <style:style style:name="T10" style:family="text">
      <style:text-properties fo:language="en" fo:country="US" fo:font-style="normal" fo:font-weight="normal" officeooo:rsid="001e823a" style:font-style-asian="normal" style:font-weight-asian="normal" style:font-style-complex="normal" style:font-weight-complex="normal"/>
    </style:style>
    <style:style style:name="T11" style:family="text">
      <style:text-properties fo:language="en" fo:country="US" fo:font-style="normal" fo:font-weight="normal" officeooo:rsid="0022f6ca" style:font-style-asian="normal" style:font-weight-asian="normal" style:font-style-complex="normal" style:font-weight-complex="normal"/>
    </style:style>
    <style:style style:name="T12" style:family="text">
      <style:text-properties officeooo:rsid="001f0b26"/>
    </style:style>
    <style:style style:name="T13" style:family="text">
      <style:text-properties officeooo:rsid="00203eb7"/>
    </style:style>
    <style:style style:name="T14" style:family="text">
      <style:text-properties officeooo:rsid="0023700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Authors</text:p>
      <text:p text:style-name="P9">Gregor H. Mathes<text:span text:style-name="T1">1,2</text:span>, Manuel J. Steinbauer<text:span text:style-name="T1">2,3</text:span>, Laura Cotton<text:span text:style-name="T1">4*</text:span></text:p>
      <text:p text:style-name="P10"/>
      <text:p text:style-name="P1"><text:span text:style-name="T4"><text:s/>1 </text:span><text:span text:style-name="T5">Friedrich-Alexander University Erlangen-Nürnberg (FAU),</text:span><text:span text:style-name="T2"> </text:span><text:span text:style-name="T5">GeoZentrum Nordbayern, 91054 Erlangen, Germany</text:span></text:p>
      <text:p text:style-name="P1"><text:span text:style-name="T2">2 </text:span><text:span text:style-name="T8">University of Bayreuth, Department of Sport Science &amp; Bayreuth Center of Ecology and Environmental Research (BayCEER), 95447 Bayreuth, Germany</text:span></text:p>
      <text:p text:style-name="P1"><text:span text:style-name="T2">3 </text:span><text:span text:style-name="T5">University of Bergen, Department of Biological Sciences, 5006 Bergen, Norway</text:span></text:p>
      <text:p text:style-name="P2"><text:span text:style-name="Default_20_Paragraph_20_Font"><text:span text:style-name="T3">4</text:span></text:span><text:span text:style-name="Default_20_Paragraph_20_Font"><text:span text:style-name="T5">University of </text:span></text:span><text:span text:style-name="Default_20_Paragraph_20_Font"><text:span text:style-name="T6">Florida</text:span></text:span><text:span text:style-name="Default_20_Paragraph_20_Font"><text:span text:style-name="T5">, Department of </text:span></text:span><text:span text:style-name="Default_20_Paragraph_20_Font"><text:span text:style-name="T6">Geological</text:span></text:span><text:span text:style-name="Default_20_Paragraph_20_Font"><text:span text:style-name="T5"> Sciences, </text:span></text:span><text:span text:style-name="Default_20_Paragraph_20_Font"><text:span text:style-name="T6">Gainesville</text:span></text:span><text:span text:style-name="Default_20_Paragraph_20_Font"><text:span text:style-name="T5">, </text:span></text:span><text:span text:style-name="Default_20_Paragraph_20_Font"><text:span text:style-name="T6">United States of America</text:span></text:span></text:p>
      <text:p text:style-name="P1"><text:span text:style-name="T2">* </text:span><text:span text:style-name="T5">University of Portsmouth, School of Environment, Portsmouth, U</text:span><text:span text:style-name="T7">nited </text:span><text:span text:style-name="T5">K</text:span><text:span text:style-name="T7">ingdom</text:span></text:p>
      <text:p text:style-name="P14"/>
      <text:p text:style-name="P5"><text:span text:style-name="T13">C</text:span>orresponding author</text:p>
      <text:p text:style-name="P7">Gregor Mathes: <text:span text:style-name="T14">gregor.mathes@uni-bayreuth.de</text:span></text:p>
      <text:p text:style-name="P8"/>
      <text:p text:style-name="P3">Conflict of Interest </text:p>
      <text:p text:style-name="P6">The authors declare no conflicts of interest. <text:s/></text:p>
      <text:p text:style-name="P6"><text:s text:c="2"/></text:p>
      <text:p text:style-name="P3">Acknowledgements</text:p>
      <text:p text:style-name="P12"><text:span text:style-name="T10">We thank P</text:span><text:span text:style-name="T11">amela</text:span><text:span text:style-name="T10"> Hallock, E</text:span><text:span text:style-name="T11">milia</text:span><text:span text:style-name="T10"> Jarochowska, </text:span><text:span text:style-name="T11">Nussaibah</text:span><text:span text:style-name="T10"> Raja and W</text:span><text:span text:style-name="T11">olfgang</text:span><text:span text:style-name="T10"> Kiessling for helpful scientific discussions and comments. Additionally, thanks to Michal Kowalewski; Kristopher Kusnerik and Gustav Paulay of the Florida Museum of Natural History for the sample loans.</text:span></text:p>
      <text:p text:style-name="P6"/>
      <text:p text:style-name="P3"><text:span text:style-name="T12">Declaration of f</text:span>unding</text:p>
      <text:p text:style-name="P6">G.H.M. and M.J.S. were supported by the Deutsche Forschungsgemeinschaft (DFG) grant STE 2360/2-1 as part of the Research Unit TERSANE (FO 2332). M.J.S. acknowledges support by ERC grant 741413 Humans on Planet Earth (HOPE).</text:p>
      <text:p text:style-name="P6"/>
      <text:p text:style-name="P4">Data and code availability</text:p>
      <text:p text:style-name="P11"><text:span text:style-name="T9">All code and both raw and processed data will be made available on </text:span><text:a xlink:type="simple" xlink:href="https://github.com/Ischi94/forams_on_hawaii" text:style-name="Internet_20_link" text:visited-style-name="Visited_20_Internet_20_Link">https://github.com/Ischi94/forams_on_hawaii</text:a><text:span text:style-name="T9">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regor Mathes</meta:initial-creator>
    <meta:creation-date>2021-04-15T11:39:39.783237755</meta:creation-date>
    <dc:date>2021-04-17T09:34:07.395431196</dc:date>
    <dc:creator>Gregor Mathes</dc:creator>
    <meta:editing-duration>PT11M10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1" meta:paragraph-count="18" meta:word-count="181" meta:character-count="1375" meta:non-whitespace-character-count="1204"/>
  </office:meta>
</office:document-meta>
</file>